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37cm" fo:margin-left="-0.624cm" table:align="left"/>
    </style:style>
    <style:style style:name="Table1.A" style:family="table-column">
      <style:table-column-properties style:column-width="5.9cm"/>
    </style:style>
    <style:style style:name="Table1.B" style:family="table-column">
      <style:table-column-properties style:column-width="6.006cm"/>
    </style:style>
    <style:style style:name="Table1.C" style:family="table-column">
      <style:table-column-properties style:column-width="5.731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5.9cm"/>
    </style:style>
    <style:style style:name="Table2.C" style:family="table-column">
      <style:table-column-properties style:column-width="5.8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6cm" fo:margin-left="0.064cm" table:align="left"/>
    </style:style>
    <style:style style:name="Table3.A" style:family="table-column">
      <style:table-column-properties style:column-width="5.609cm"/>
    </style:style>
    <style:style style:name="Table3.B" style:family="table-column">
      <style:table-column-properties style:column-width="5.662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5.292cm"/>
    </style:style>
    <style:style style:name="Table4.B" style:family="table-column">
      <style:table-column-properties style:column-width="5.9cm"/>
    </style:style>
    <style:style style:name="Table4.C" style:family="table-column">
      <style:table-column-properties style:column-width="5.821cm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fo:padding="0.097cm" fo:border-left="0.05pt solid #000000" fo:border-right="0.05pt solid #000000" fo:border-top="none" fo:border-bottom="none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0ae281" officeooo:paragraph-rsid="000ae281" style:font-size-asian="12pt" style:font-size-complex="12pt"/>
    </style:style>
    <style:style style:name="P2" style:family="paragraph" style:parent-style-name="Standard">
      <style:text-properties style:font-name="Liberation Serif" fo:font-size="12pt" fo:font-weight="bold" officeooo:rsid="000d194d" officeooo:paragraph-rsid="000d194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0ae281" officeooo:paragraph-rsid="000ae281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0ec885"/>
    </style:style>
    <style:style style:name="P5" style:family="paragraph" style:parent-style-name="Standard">
      <style:text-properties officeooo:rsid="00109af7" officeooo:paragraph-rsid="00109af7"/>
    </style:style>
    <style:style style:name="P6" style:family="paragraph" style:parent-style-name="Standard">
      <style:text-properties fo:font-weight="bold" officeooo:rsid="00109af7" officeooo:paragraph-rsid="00109af7" style:font-weight-asian="bold" style:font-weight-complex="bold"/>
    </style:style>
    <style:style style:name="P7" style:family="paragraph" style:parent-style-name="Standard" style:list-style-name="L15"/>
    <style:style style:name="P8" style:family="paragraph" style:parent-style-name="Standard" style:list-style-name="L15">
      <style:text-properties officeooo:paragraph-rsid="0011c972"/>
    </style:style>
    <style:style style:name="P9" style:family="paragraph" style:parent-style-name="Standard" style:list-style-name="L15">
      <style:text-properties officeooo:rsid="001395b4" officeooo:paragraph-rsid="001395b4"/>
    </style:style>
    <style:style style:name="P10" style:family="paragraph" style:parent-style-name="Header" style:master-page-name="">
      <loext:graphic-properties draw:fill="none"/>
      <style:paragraph-properties fo:margin-left="0cm" fo:margin-right="-0.499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1" style:family="paragraph" style:parent-style-name="Table_20_Contents" style:list-style-name="L4">
      <style:text-properties style:font-name="Liberation Serif" fo:font-size="12pt" officeooo:rsid="000ce52e" officeooo:paragraph-rsid="000ce52e" style:font-size-asian="12pt" style:font-size-complex="12pt"/>
    </style:style>
    <style:style style:name="P12" style:family="paragraph" style:parent-style-name="Table_20_Contents" style:list-style-name="L4">
      <style:text-properties style:font-name="Liberation Serif" fo:font-size="12pt" officeooo:paragraph-rsid="000ce52e" style:font-size-asian="12pt" style:font-size-complex="12pt"/>
    </style:style>
    <style:style style:name="P13" style:family="paragraph" style:parent-style-name="Table_20_Contents" style:list-style-name="L4">
      <style:text-properties style:font-name="Liberation Serif" fo:font-size="12pt" officeooo:rsid="000d194d" officeooo:paragraph-rsid="000d194d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0e088d" officeooo:paragraph-rsid="000e088d" style:font-size-asian="12pt" style:font-size-complex="12pt"/>
    </style:style>
    <style:style style:name="P15" style:family="paragraph" style:parent-style-name="Table_20_Contents" style:list-style-name="L11">
      <style:text-properties style:font-name="Liberation Serif" fo:font-size="12pt" officeooo:rsid="00109af7" officeooo:paragraph-rsid="00109af7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09af7" officeooo:paragraph-rsid="00109af7" style:font-size-asian="12pt" style:font-size-complex="12pt"/>
    </style:style>
    <style:style style:name="P17" style:family="paragraph" style:parent-style-name="Table_20_Contents">
      <style:text-properties style:font-name="Liberation Serif" fo:font-size="12pt" fo:font-weight="bold" officeooo:rsid="000ae281" officeooo:paragraph-rsid="000ae28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erif" fo:font-size="12pt" fo:font-weight="bold" officeooo:rsid="000ae281" officeooo:paragraph-rsid="000ec885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erif" fo:font-size="12pt" fo:font-weight="bold" officeooo:rsid="000d194d" officeooo:paragraph-rsid="000d194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erif" fo:font-size="12pt" fo:font-weight="bold" officeooo:rsid="000ec885" officeooo:paragraph-rsid="000ec885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erif" fo:font-size="12pt" fo:font-weight="normal" officeooo:rsid="000ec885" officeooo:paragraph-rsid="000ec885" style:font-size-asian="12pt" style:font-weight-asian="normal" style:font-size-complex="12pt" style:font-weight-complex="normal"/>
    </style:style>
    <style:style style:name="P22" style:family="paragraph" style:parent-style-name="Table_20_Contents" style:list-style-name="L5">
      <style:text-properties officeooo:paragraph-rsid="0010912c"/>
    </style:style>
    <style:style style:name="P23" style:family="paragraph" style:parent-style-name="Table_20_Contents" style:list-style-name="L6">
      <style:text-properties officeooo:paragraph-rsid="0010912c"/>
    </style:style>
    <style:style style:name="P24" style:family="paragraph" style:parent-style-name="Table_20_Contents" style:list-style-name="L5">
      <style:text-properties officeooo:rsid="000e088d" officeooo:paragraph-rsid="000e088d"/>
    </style:style>
    <style:style style:name="P25" style:family="paragraph" style:parent-style-name="Table_20_Contents" style:list-style-name="L5">
      <style:text-properties officeooo:rsid="000e088d" officeooo:paragraph-rsid="0010912c"/>
    </style:style>
    <style:style style:name="P26" style:family="paragraph" style:parent-style-name="Table_20_Contents" style:list-style-name="L9">
      <style:text-properties officeooo:paragraph-rsid="000e088d"/>
    </style:style>
    <style:style style:name="P27" style:family="paragraph" style:parent-style-name="Table_20_Contents" style:list-style-name="L10">
      <style:text-properties officeooo:paragraph-rsid="0010912c"/>
    </style:style>
    <style:style style:name="P28" style:family="paragraph" style:parent-style-name="Table_20_Contents" style:list-style-name="L10">
      <style:text-properties officeooo:paragraph-rsid="000e088d"/>
    </style:style>
    <style:style style:name="P29" style:family="paragraph" style:parent-style-name="Table_20_Contents" style:list-style-name="L10">
      <style:text-properties officeooo:rsid="000ec885" officeooo:paragraph-rsid="000ec885"/>
    </style:style>
    <style:style style:name="P30" style:family="paragraph" style:parent-style-name="Table_20_Contents" style:list-style-name="L5">
      <style:text-properties officeooo:rsid="000ec885" officeooo:paragraph-rsid="000ec885"/>
    </style:style>
    <style:style style:name="P31" style:family="paragraph" style:parent-style-name="Table_20_Contents" style:list-style-name="L5">
      <style:text-properties officeooo:rsid="0010912c" officeooo:paragraph-rsid="0010912c"/>
    </style:style>
    <style:style style:name="P32" style:family="paragraph" style:parent-style-name="Table_20_Contents" style:list-style-name="L10">
      <style:text-properties officeooo:rsid="0010912c" officeooo:paragraph-rsid="0010912c"/>
    </style:style>
    <style:style style:name="P33" style:family="paragraph" style:parent-style-name="Table_20_Contents" style:list-style-name="L11">
      <style:text-properties officeooo:paragraph-rsid="00109af7"/>
    </style:style>
    <style:style style:name="P34" style:family="paragraph" style:parent-style-name="Table_20_Contents" style:list-style-name="L11">
      <style:text-properties officeooo:rsid="00109af7" officeooo:paragraph-rsid="00109af7"/>
    </style:style>
    <style:style style:name="P35" style:family="paragraph" style:parent-style-name="Table_20_Contents" style:list-style-name="L12">
      <style:text-properties officeooo:paragraph-rsid="00109af7"/>
    </style:style>
    <style:style style:name="P36" style:family="paragraph" style:parent-style-name="Table_20_Contents" style:list-style-name="L13">
      <style:text-properties officeooo:paragraph-rsid="00109af7"/>
    </style:style>
    <style:style style:name="P37" style:family="paragraph" style:parent-style-name="Table_20_Contents" style:list-style-name="L13">
      <style:text-properties officeooo:paragraph-rsid="0011c972"/>
    </style:style>
    <style:style style:name="P38" style:family="paragraph" style:parent-style-name="Table_20_Contents" style:list-style-name="L14">
      <style:text-properties officeooo:paragraph-rsid="00109af7"/>
    </style:style>
    <style:style style:name="P39" style:family="paragraph" style:parent-style-name="Table_20_Contents">
      <style:text-properties officeooo:rsid="0011c972" officeooo:paragraph-rsid="0011c972"/>
    </style:style>
    <style:style style:name="P40" style:family="paragraph" style:parent-style-name="Table_20_Contents" style:list-style-name="L16">
      <style:text-properties officeooo:paragraph-rsid="0011c972"/>
    </style:style>
    <style:style style:name="P41" style:family="paragraph" style:parent-style-name="Table_20_Contents" style:list-style-name="L15">
      <style:text-properties officeooo:paragraph-rsid="0011c972"/>
    </style:style>
    <style:style style:name="P42" style:family="paragraph" style:parent-style-name="Table_20_Contents" style:list-style-name="L17">
      <style:text-properties officeooo:paragraph-rsid="0011c972"/>
    </style:style>
    <style:style style:name="P43" style:family="paragraph" style:parent-style-name="Table_20_Contents" style:list-style-name="L18">
      <style:text-properties officeooo:paragraph-rsid="0011c972"/>
    </style:style>
    <style:style style:name="P44" style:family="paragraph" style:parent-style-name="Table_20_Contents" style:list-style-name="L18">
      <style:text-properties officeooo:rsid="001395b4" officeooo:paragraph-rsid="001395b4"/>
    </style:style>
    <style:style style:name="P45" style:family="paragraph" style:parent-style-name="Table_20_Contents" style:list-style-name="L15">
      <style:text-properties officeooo:rsid="001395b4" officeooo:paragraph-rsid="001395b4"/>
    </style:style>
    <style:style style:name="P46" style:family="paragraph" style:parent-style-name="Table_20_Contents" style:list-style-name="L17">
      <style:text-properties officeooo:rsid="001395b4" officeooo:paragraph-rsid="001395b4"/>
    </style:style>
    <style:style style:name="P47" style:family="paragraph" style:parent-style-name="Table_20_Contents" style:master-page-name="">
      <loext:graphic-properties draw:fill="none"/>
      <style:paragraph-properties fo:margin-left="0cm" fo:margin-right="0cm" fo:text-indent="0.101cm" style:auto-text-indent="false" style:page-number="auto" fo:background-color="transparent" text:number-lines="false" text:line-number="0"/>
      <style:text-properties style:font-name="Liberation Serif" fo:font-size="12pt" fo:font-weight="bold" officeooo:rsid="000ae281" officeooo:paragraph-rsid="000ce52e" style:font-size-asian="12pt" style:font-weight-asian="bold" style:font-size-complex="12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text-indent="0.101cm" style:auto-text-indent="false" fo:background-color="transparent" text:number-lines="false" text:line-number="0"/>
      <style:text-properties style:font-name="Liberation Serif" fo:font-size="12pt" fo:font-weight="bold" officeooo:rsid="000ae281" officeooo:paragraph-rsid="000ce52e" style:font-size-asian="12pt" style:font-weight-asian="bold" style:font-size-complex="12pt" style:font-weight-complex="bold"/>
    </style:style>
    <style:style style:name="T1" style:family="text">
      <style:text-properties officeooo:rsid="000b3ea8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d194d" style:font-size-asian="12pt" style:font-size-complex="12pt"/>
    </style:style>
    <style:style style:name="T4" style:family="text">
      <style:text-properties style:font-name="Liberation Serif" fo:font-size="12pt" officeooo:rsid="000e088d" style:font-size-asian="12pt" style:font-size-complex="12pt"/>
    </style:style>
    <style:style style:name="T5" style:family="text">
      <style:text-properties style:font-name="Liberation Serif" fo:font-size="12pt" officeooo:rsid="0010912c" style:font-size-asian="12pt" style:font-size-complex="12pt"/>
    </style:style>
    <style:style style:name="T6" style:family="text">
      <style:text-properties style:font-name="Liberation Serif" fo:font-size="12pt" officeooo:rsid="00109af7" style:font-size-asian="12pt" style:font-size-complex="12pt"/>
    </style:style>
    <style:style style:name="T7" style:family="text">
      <style:text-properties style:font-name="Liberation Serif" fo:font-size="12pt" fo:font-weight="normal" officeooo:rsid="00109af7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1c972" style:font-size-asian="12pt" style:font-weight-asian="normal" style:font-size-complex="12pt" style:font-weight-complex="normal"/>
    </style:style>
    <style:style style:name="T9" style:family="text">
      <style:text-properties officeooo:rsid="000ce52e"/>
    </style:style>
    <style:style style:name="T10" style:family="text">
      <style:text-properties officeooo:rsid="000ec885"/>
    </style:style>
    <style:style style:name="T11" style:family="text">
      <style:text-properties officeooo:rsid="0011c972"/>
    </style:style>
    <style:style style:name="T12" style:family="text">
      <style:text-properties officeooo:rsid="0013dc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Management 3</text:p>
      <text:p text:style-name="P3">Assignment 3.1</text:p>
      <text:p text:style-name="P3"/>
      <text:p text:style-name="P1">1. Determine <text:s/>the <text:s/>Input, <text:s/>Process <text:s/>and <text:s/>Exit criteriafor <text:s/>each <text:s/>of <text:s/>the <text:s/>project management processes</text:p>
      <text:p text:style-name="P1"/>
      <text:p text:style-name="P1">1. Answer:</text:p>
      <text:p text:style-name="P47"/>
      <text:p text:style-name="P48"><text:span text:style-name="T12">1.</text:span>Initiation <text:span text:style-name="T9">Phas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Input</text:p>
          </table:table-cell>
          <table:table-cell table:style-name="Table1.A1" office:value-type="string">
            <text:p text:style-name="P17">Process</text:p>
          </table:table-cell>
          <table:table-cell table:style-name="Table1.C1" office:value-type="string">
            <text:p text:style-name="P17">Output</text:p>
          </table:table-cell>
        </table:table-row>
        <table:table-row>
          <table:table-cell table:style-name="Table1.A2" office:value-type="string">
            <text:list xml:id="list2132281698324444223" text:style-name="L4">
              <text:list-item>
                <text:p text:style-name="P11">Do a fesibility study</text:p>
              </text:list-item>
            </text:list>
          </table:table-cell>
          <table:table-cell table:style-name="Table1.A2" office:value-type="string">
            <text:list xml:id="list153156364628008" text:continue-numbering="true" text:style-name="L4">
              <text:list-item>
                <text:p text:style-name="P11">Inditify the scope at a higher level</text:p>
              </text:list-item>
            </text:list>
          </table:table-cell>
          <table:table-cell table:style-name="Table1.C2" office:value-type="string">
            <text:list xml:id="list153155467105002" text:continue-numbering="true" text:style-name="L4">
              <text:list-item>
                <text:p text:style-name="P13">Project charter</text:p>
              </text:list-item>
              <text:list-item>
                <text:p text:style-name="P13">Project Plan</text:p>
              </text:list-item>
            </text:list>
          </table:table-cell>
        </table:table-row>
        <table:table-row>
          <table:table-cell table:style-name="Table1.A2" office:value-type="string">
            <text:list xml:id="list153155283893847" text:continue-numbering="true" text:style-name="L4">
              <text:list-item>
                <text:p text:style-name="P11">Interviews with customer and other key personnel</text:p>
              </text:list-item>
            </text:list>
          </table:table-cell>
          <table:table-cell table:style-name="Table1.A2" office:value-type="string">
            <text:list xml:id="list153155192857471" text:continue-numbering="true" text:style-name="L4">
              <text:list-item>
                <text:p text:style-name="P12"><text:span text:style-name="T1">Identify the resource and allocate accordingly which include the project manager</text:span></text:p>
              </text:list-item>
              <text:list-item>
                <text:p text:style-name="P11">Setup project office</text:p>
              </text:list-item>
            </text:list>
          </table:table-cell>
          <table:table-cell table:style-name="Table1.C2" office:value-type="string">
            <text:list xml:id="list153155937558946" text:continue-numbering="true" text:style-name="L4">
              <text:list-item>
                <text:p text:style-name="P11">A <text:span text:style-name="T10">project team is set up </text:span></text:p>
              </text:list-item>
            </text:list>
          </table:table-cell>
        </table:table-row>
      </table:table>
      <text:p text:style-name="P1"/>
      <text:p text:style-name="P1"/>
      <text:p text:style-name="P2">2.Planning Phas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put</text:p>
          </table:table-cell>
          <table:table-cell table:style-name="Table2.A1" office:value-type="string">
            <text:p text:style-name="P17">Process</text:p>
          </table:table-cell>
          <table:table-cell table:style-name="Table2.C1" office:value-type="string">
            <text:p text:style-name="P17">Output</text:p>
          </table:table-cell>
        </table:table-row>
        <table:table-row>
          <table:table-cell table:style-name="Table2.A2" office:value-type="string">
            <text:list xml:id="list8269275171281677246" text:style-name="L10">
              <text:list-item>
                <text:p text:style-name="P29">Obtain staff</text:p>
              </text:list-item>
            </text:list>
          </table:table-cell>
          <table:table-cell table:style-name="Table2.A2" office:value-type="string">
            <text:list xml:id="list62767429796135709" text:style-name="L5">
              <text:list-item>
                <text:p text:style-name="P30">Assign responsibilities</text:p>
              </text:list-item>
            </text:list>
          </table:table-cell>
          <table:table-cell table:style-name="Table2.C2" office:value-type="string">
            <text:list xml:id="list153156371818114" text:continue-numbering="true" text:style-name="L5">
              <text:list-item>
                <text:p text:style-name="P31">Point of contact is ready</text:p>
              </text:list-item>
            </text:list>
          </table:table-cell>
        </table:table-row>
        <table:table-row>
          <table:table-cell table:style-name="Table2.A2" office:value-type="string">
            <text:list xml:id="list153155641961665" text:continue-list="list8269275171281677246" text:style-name="L10">
              <text:list-item>
                <text:p text:style-name="P27"><text:span text:style-name="T3">Creat</text:span><text:span text:style-name="T4">ing project plan which include a </text:span><text:span text:style-name="T3"><text:s/>financial plan,quality plan </text:span><text:span text:style-name="T5">etc</text:span></text:p>
              </text:list-item>
            </text:list>
          </table:table-cell>
          <table:table-cell table:style-name="Table2.A2" office:value-type="string">
            <text:list xml:id="list153156000835044" text:continue-numbering="true" text:style-name="L10">
              <text:list-item>
                <text:p text:style-name="P28"><text:span text:style-name="T3">D</text:span><text:span text:style-name="T4">iscussion among the team and with the client</text:span></text:p>
              </text:list-item>
            </text:list>
            <text:list xml:id="list153155621546136" text:continue-list="list153156371818114" text:style-name="L5">
              <text:list-item>
                <text:p text:style-name="P25"><text:span text:style-name="T3">Cost benefit analysis</text:span></text:p>
              </text:list-item>
              <text:list-item>
                <text:p text:style-name="P22"><text:span text:style-name="T3">Cost of quality</text:span></text:p>
              </text:list-item>
              <text:list-item>
                <text:p text:style-name="P25"><text:span text:style-name="T3">Benchmarking</text:span></text:p>
              </text:list-item>
            </text:list>
          </table:table-cell>
          <table:table-cell table:style-name="Table2.C2" office:value-type="string">
            <text:list xml:id="list153156001428693" text:continue-numbering="true" text:style-name="L5">
              <text:list-item>
                <text:p text:style-name="P24"><text:span text:style-name="T5">Project</text:span><text:span text:style-name="T2"> plan is set up</text:span></text:p>
              </text:list-item>
            </text:list>
            <text:list xml:id="list1803607373382807404" text:style-name="L6">
              <text:list-item>
                <text:p text:style-name="P23"><text:span text:style-name="T3">Quality Matrix</text:span></text:p>
              </text:list-item>
            </text:list>
          </table:table-cell>
        </table:table-row>
        <table:table-row>
          <table:table-cell table:style-name="Table2.A2" office:value-type="string">
            <text:list xml:id="list153155173051935" text:continue-list="list153156000835044" text:style-name="L10">
              <text:list-item>
                <text:p text:style-name="P32">High level project charter</text:p>
              </text:list-item>
            </text:list>
          </table:table-cell>
          <table:table-cell table:style-name="Table2.A2" office:value-type="string">
            <text:list xml:id="list153155471244512" text:continue-numbering="true" text:style-name="L10">
              <text:list-item>
                <text:p text:style-name="P32">Requirment analysis</text:p>
              </text:list-item>
              <text:list-item>
                <text:p text:style-name="P32">review project goals and objectives and plan accordingly</text:p>
              </text:list-item>
            </text:list>
          </table:table-cell>
          <table:table-cell table:style-name="Table2.C2" office:value-type="string">
            <text:list xml:id="list153155517243599" text:continue-list="list153156001428693" text:style-name="L5">
              <text:list-item>
                <text:p text:style-name="P31">Project charter </text:p>
              </text:list-item>
            </text:list>
          </table:table-cell>
        </table:table-row>
        <table:table-row>
          <table:table-cell table:style-name="Table2.A2" office:value-type="string">
            <text:list xml:id="list153156089039500" text:continue-list="list153155471244512" text:style-name="L10">
              <text:list-item>
                <text:p text:style-name="P32">Plan WBS</text:p>
              </text:list-item>
            </text:list>
          </table:table-cell>
          <table:table-cell table:style-name="Table2.A2" office:value-type="string">
            <text:list xml:id="list153156806091552" text:continue-numbering="true" text:style-name="L10">
              <text:list-item>
                <text:p text:style-name="P32">Develop WBS </text:p>
              </text:list-item>
            </text:list>
          </table:table-cell>
          <table:table-cell table:style-name="Table2.C2" office:value-type="string">
            <text:list xml:id="list153156890029223" text:continue-list="list153155517243599" text:style-name="L5">
              <text:list-item>
                <text:p text:style-name="P31">REview WBS</text:p>
              </text:list-item>
            </text:list>
          </table:table-cell>
        </table:table-row>
      </table:table>
      <text:p text:style-name="P19"/>
      <text:p text:style-name="P19"/>
      <text:p text:style-name="P19">3. Execution Phase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Input</text:p>
          </table:table-cell>
          <table:table-cell table:style-name="Table3.A1" office:value-type="string">
            <text:p text:style-name="P17">Process</text:p>
          </table:table-cell>
          <table:table-cell table:style-name="Table3.C1" office:value-type="string">
            <text:p text:style-name="P17">Output</text:p>
          </table:table-cell>
        </table:table-row>
        <table:table-row>
          <table:table-cell table:style-name="Table3.A2" office:value-type="string">
            <text:list xml:id="list5634041192560311301" text:style-name="L9">
              <text:list-item>
                <text:p text:style-name="P26"><text:span text:style-name="T4">The project plan</text:span></text:p>
              </text:list-item>
            </text:list>
          </table:table-cell>
          <table:table-cell table:style-name="Table3.A2" office:value-type="string">
            <text:list xml:id="list153156527891983" text:continue-numbering="true" text:style-name="L9">
              <text:list-item>
                <text:p text:style-name="P26"><text:span text:style-name="T4">Work as per the project plan</text:span></text:p>
              </text:list-item>
              <text:list-item>
                <text:p text:style-name="P26"><text:span text:style-name="T4">Do the implementations according the plan</text:span></text:p>
              </text:list-item>
            </text:list>
          </table:table-cell>
          <table:table-cell table:style-name="Table3.C2" office:value-type="string">
            <text:p text:style-name="P14">Project deliverables</text:p>
          </table:table-cell>
        </table:table-row>
        <table:table-row>
          <table:table-cell table:style-name="Table3.A2" office:value-type="string">
            <text:list xml:id="list3343014132168414080" text:style-name="L11">
              <text:list-item>
                <text:p text:style-name="P15">Project team</text:p>
              </text:list-item>
            </text:list>
          </table:table-cell>
          <table:table-cell table:style-name="Table3.A2" office:value-type="string">
            <text:list xml:id="list153155326907206" text:continue-numbering="true" text:style-name="L11">
              <text:list-item>
                <text:p text:style-name="P15">Application of plan into reality</text:p>
              </text:list-item>
            </text:list>
          </table:table-cell>
          <table:table-cell table:style-name="Table3.C2" office:value-type="string">
            <text:p text:style-name="P16">Result of produced</text:p>
          </table:table-cell>
        </table:table-row>
        <text:soft-page-break/>
        <table:table-row>
          <table:table-cell table:style-name="Table3.A2" office:value-type="string">
            <text:list xml:id="list153156333393794" text:continue-numbering="true" text:style-name="L11">
              <text:list-item>
                <text:p text:style-name="P15">WBS applied</text:p>
              </text:list-item>
            </text:list>
          </table:table-cell>
          <table:table-cell table:style-name="Table3.A2" office:value-type="string">
            <text:list xml:id="list153155668629877" text:continue-numbering="true" text:style-name="L11">
              <text:list-item>
                <text:p text:style-name="P15">Work on basis of WBS. Application of work step by step</text:p>
              </text:list-item>
            </text:list>
          </table:table-cell>
          <table:table-cell table:style-name="Table3.C2" office:value-type="string">
            <text:list xml:id="list153155630779807" text:continue-numbering="true" text:style-name="L11">
              <text:list-item>
                <text:p text:style-name="P33"><text:span text:style-name="T6">Completion of work at different phases</text:span></text:p>
              </text:list-item>
              <text:list-item>
                <text:p text:style-name="P34"><text:span text:style-name="T6">P</text:span><text:span text:style-name="T2">hase sign off</text:span></text:p>
              </text:list-item>
            </text:list>
          </table:table-cell>
        </table:table-row>
      </table:table>
      <text:p text:style-name="P19"/>
      <text:p text:style-name="P19"/>
      <text:p text:style-name="P20">4. Monitoring &amp; Control <text:span text:style-name="T12">Phase</text:span></text:p>
      <text:p text:style-name="P20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Input</text:p>
          </table:table-cell>
          <table:table-cell table:style-name="Table4.A1" office:value-type="string">
            <text:p text:style-name="P18">Process</text:p>
          </table:table-cell>
          <table:table-cell table:style-name="Table4.C1" office:value-type="string">
            <text:p text:style-name="P18">Output</text:p>
          </table:table-cell>
        </table:table-row>
        <table:table-row>
          <table:table-cell table:style-name="Table4.A2" office:value-type="string">
            <text:list xml:id="list5465983677651481240" text:style-name="L14">
              <text:list-item>
                <text:p text:style-name="P38"><text:span text:style-name="T7">Result produced</text:span></text:p>
              </text:list-item>
            </text:list>
          </table:table-cell>
          <table:table-cell table:style-name="Table4.A2" office:value-type="string">
            <text:list xml:id="list3151436668039435381" text:style-name="L13">
              <text:list-item>
                <text:p text:style-name="P36"><text:span text:style-name="T7">Verification and check out the output at the execution level</text:span></text:p>
              </text:list-item>
              <text:list-item>
                <text:p text:style-name="P37"><text:span text:style-name="T8">Analysing effectiveness</text:span></text:p>
              </text:list-item>
            </text:list>
          </table:table-cell>
          <table:table-cell table:style-name="Table4.C2" office:value-type="string">
            <text:list xml:id="list227805846280647354" text:style-name="L12">
              <text:list-item>
                <text:p text:style-name="P35"><text:span text:style-name="T7">Correction and changes made where ever necessary</text:span></text:p>
              </text:list-item>
            </text:list>
          </table:table-cell>
        </table:table-row>
        <table:table-row>
          <table:table-cell table:style-name="Table4.A3" office:value-type="string">
            <text:list xml:id="list153155736463976" text:continue-numbering="true" text:style-name="L12">
              <text:list-item>
                <text:p text:style-name="P35"><text:span text:style-name="T7">Risk Identification</text:span></text:p>
              </text:list-item>
            </text:list>
          </table:table-cell>
          <table:table-cell table:style-name="Table4.A3" office:value-type="string">
            <text:list xml:id="list153157048523252" text:continue-numbering="true" text:style-name="L12">
              <text:list-item>
                <text:p text:style-name="P35"><text:span text:style-name="T7">Scope of risk</text:span></text:p>
              </text:list-item>
              <text:list-item>
                <text:p text:style-name="P35"><text:span text:style-name="T7">Classification of risk based on priority</text:span></text:p>
              </text:list-item>
            </text:list>
          </table:table-cell>
          <table:table-cell table:style-name="Table4.C3" office:value-type="string">
            <text:list xml:id="list153156433021083" text:continue-numbering="true" text:style-name="L12">
              <text:list-item>
                <text:p text:style-name="P35"><text:span text:style-name="T7">Reduce the chances </text:span><text:span text:style-name="T8">of </text:span><text:span text:style-name="T7">risk</text:span></text:p>
              </text:list-item>
              <text:list-item>
                <text:p text:style-name="P35"><text:span text:style-name="T7">Avoid risk</text:span></text:p>
              </text:list-item>
            </text:list>
          </table:table-cell>
        </table:table-row>
      </table:table>
      <text:p text:style-name="P4"/>
      <text:p text:style-name="P4"/>
      <text:p text:style-name="P6">5. Closure Phase</text:p>
      <text:p text:style-name="P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8">Input</text:p>
          </table:table-cell>
          <table:table-cell table:style-name="Table5.A1" office:value-type="string">
            <text:p text:style-name="P18">Process</text:p>
          </table:table-cell>
          <table:table-cell table:style-name="Table5.C1" office:value-type="string">
            <text:p text:style-name="P18">Output</text:p>
          </table:table-cell>
        </table:table-row>
        <table:table-row>
          <table:table-cell table:style-name="Table5.A2" office:value-type="string">
            <text:list xml:id="list6120879037283736531" text:style-name="L15">
              <text:list-item>
                <text:p text:style-name="P7"><text:span text:style-name="T2">Completed, up-to-date project schedules</text:span></text:p>
              </text:list-item>
            </text:list>
          </table:table-cell>
          <table:table-cell table:style-name="Table5.A2" office:value-type="string">
            <text:list xml:id="list153155882355368" text:continue-numbering="true" text:style-name="L15">
              <text:list-item>
                <text:p text:style-name="P41"><text:span text:style-name="T11">Verification of shedule</text:span></text:p>
              </text:list-item>
            </text:list>
            <text:p text:style-name="P39"/>
          </table:table-cell>
          <table:table-cell table:style-name="Table5.C2" office:value-type="string">
            <text:list xml:id="list4004879049162074933" text:style-name="L16">
              <text:list-item>
                <text:p text:style-name="P40"><text:span text:style-name="T11">Review of schedule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153156715058498" text:continue-list="list153155882355368" text:style-name="L15">
              <text:list-item>
                <text:p text:style-name="P8"><text:span text:style-name="T2">All project documentation</text:span></text:p>
              </text:list-item>
            </text:list>
          </table:table-cell>
          <table:table-cell table:style-name="Table5.A2" office:value-type="string">
            <text:list xml:id="list153156440318284" text:continue-numbering="true" text:style-name="L15">
              <text:list-item>
                <text:p text:style-name="P41"><text:span text:style-name="T11">Gathering information and prepareind detailed document</text:span></text:p>
              </text:list-item>
            </text:list>
          </table:table-cell>
          <table:table-cell table:style-name="Table5.C2" office:value-type="string">
            <text:list xml:id="list207797516645694555" text:style-name="L18">
              <text:list-item>
                <text:p text:style-name="P44">Project sign off</text:p>
              </text:list-item>
              <text:list-item>
                <text:p text:style-name="P43"><text:span text:style-name="T11">Sign off by customer</text:span></text:p>
              </text:list-item>
              <text:list-item>
                <text:p text:style-name="P44">customer satisfaction survey</text:p>
              </text:list-item>
            </text:list>
          </table:table-cell>
        </table:table-row>
        <table:table-row>
          <table:table-cell table:style-name="Table5.A2" office:value-type="string">
            <text:list xml:id="list153155449282053" text:continue-list="list153156440318284" text:style-name="L15">
              <text:list-item>
                <text:p text:style-name="P8"><text:span text:style-name="T2">Quality Checklists </text:span></text:p>
              </text:list-item>
            </text:list>
          </table:table-cell>
          <table:table-cell table:style-name="Table5.A2" office:value-type="string">
            <text:list xml:id="list153155801229928" text:continue-numbering="true" text:style-name="L15">
              <text:list-item>
                <text:p text:style-name="P41"><text:span text:style-name="T11">Under various quality check</text:span></text:p>
              </text:list-item>
            </text:list>
          </table:table-cell>
          <table:table-cell table:style-name="Table5.C2" office:value-type="string">
            <text:list xml:id="list1861418228342639173" text:style-name="L17">
              <text:list-item>
                <text:p text:style-name="P42"><text:span text:style-name="T11">Get certified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153155608062827" text:continue-list="list153155801229928" text:style-name="L15">
              <text:list-item>
                <text:p text:style-name="P9">Lessons learned</text:p>
              </text:list-item>
            </text:list>
          </table:table-cell>
          <table:table-cell table:style-name="Table5.A2" office:value-type="string">
            <text:list xml:id="list153155635291096" text:continue-numbering="true" text:style-name="L15">
              <text:list-item>
                <text:p text:style-name="P45">Gathering info</text:p>
              </text:list-item>
            </text:list>
          </table:table-cell>
          <table:table-cell table:style-name="Table5.C2" office:value-type="string">
            <text:list xml:id="list153155281799179" text:continue-list="list1861418228342639173" text:style-name="L17">
              <text:list-item>
                <text:p text:style-name="P46">Review lessons learned</text:p>
              </text:list-item>
            </text:list>
          </table:table-cell>
        </table:table-row>
        <table:table-row>
          <table:table-cell table:style-name="Table5.A2" office:value-type="string">
            <text:list xml:id="list153156008487426" text:continue-list="list153155635291096" text:style-name="L15">
              <text:list-item>
                <text:p text:style-name="P9">Assembling of project</text:p>
              </text:list-item>
            </text:list>
          </table:table-cell>
          <table:table-cell table:style-name="Table5.A2" office:value-type="string">
            <text:list xml:id="list153156461940245" text:continue-numbering="true" text:style-name="L15">
              <text:list-item>
                <text:p text:style-name="P45">Modification for delivery</text:p>
              </text:list-item>
            </text:list>
          </table:table-cell>
          <table:table-cell table:style-name="Table5.C2" office:value-type="string">
            <text:list xml:id="list153156844124882" text:continue-list="list153155281799179" text:style-name="L17">
              <text:list-item>
                <text:p text:style-name="P46">Delivery of project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499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39:54.055691485</meta:creation-date>
    <meta:generator>LibreOffice/5.1.4.2$Linux_X86_64 LibreOffice_project/10m0$Build-2</meta:generator>
    <dc:date>2016-08-18T15:25:59.903740764</dc:date>
    <meta:editing-duration>PT22M41S</meta:editing-duration>
    <meta:editing-cycles>4</meta:editing-cycles>
    <meta:document-statistic meta:table-count="5" meta:image-count="0" meta:object-count="0" meta:page-count="2" meta:paragraph-count="86" meta:word-count="357" meta:character-count="1992" meta:non-whitespace-character-count="1767"/>
  </office:meta>
</office:document-meta>
</file>